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222222" style:font-name="Liberation Serif" fo:font-size="12pt" fo:language="en" fo:country="US"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margin-left="0.472in" fo:margin-right="0in" fo:text-align="justify" style:justify-single-word="false" fo:text-indent="0in" style:auto-text-indent="false">
        <style:tab-stops/>
      </style:paragraph-properties>
    </style:style>
    <style:style style:name="P13"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14" style:family="paragraph" style:parent-style-name="Standard">
      <style:paragraph-properties fo:margin-left="0.472in" fo:margin-right="0in" fo:text-align="justify" style:justify-single-word="false" fo:text-indent="0in"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15" style:family="paragraph" style:parent-style-name="Standard">
      <style:paragraph-properties fo:margin-left="0.5118in" fo:margin-right="0in" fo:text-align="justify" style:justify-single-word="false" fo:text-indent="0in" style:auto-text-indent="false">
        <style:tab-stops/>
      </style:paragraph-properties>
    </style:style>
    <style:style style:name="P16"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17"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fc41b"/>
    </style:style>
    <style:style style:name="P22"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25"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6"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7"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8" style:family="paragraph" style:parent-style-name="Standard">
      <style:paragraph-properties fo:margin-left="0.472in" fo:margin-right="0in" fo:text-align="justify" style:justify-single-word="false" fo:text-indent="0in" style:auto-text-indent="false">
        <style:tab-stops/>
      </style:paragraph-properties>
    </style:style>
    <style:style style:name="P29"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2d36f0"/>
    </style:style>
    <style:style style:name="P30"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3f0493"/>
    </style:style>
    <style:style style:name="P31" style:family="paragraph" style:parent-style-name="Standard">
      <style:paragraph-properties fo:margin-left="0.472in" fo:margin-right="0in" fo:text-align="justify" style:justify-single-word="false" fo:text-indent="0in"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32" style:family="paragraph" style:parent-style-name="Standard">
      <style:paragraph-properties fo:margin-left="0.472in" fo:margin-right="0in" fo:text-align="justify" style:justify-single-word="false" fo:text-indent="0in" style:auto-text-indent="false">
        <style:tab-stops/>
      </style:paragraph-properties>
      <style:text-properties fo:color="#ff0000" style:font-name="Liberation Serif" fo:font-size="12pt" fo:language="en" fo:country="US" fo:font-weight="bold" style:font-size-asian="12pt" style:font-weight-asian="bold" style:font-size-complex="12pt" style:font-weight-complex="bold"/>
    </style:style>
    <style:style style:name="P33"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T1" style:family="text">
      <style:text-properties fo:color="#000000"/>
    </style:style>
    <style:style style:name="T2" style:family="text">
      <style:text-properties fo:color="#000000" style:font-name="Liberation Serif" fo:font-size="12pt" fo:language="en" fo:country="US" fo:font-weight="bold"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7" style:family="text">
      <style:text-properties fo:color="#000000" style:font-name="Liberation Serif" fo:font-size="12pt" fo:language="en" fo:country="US" style:font-size-asian="12pt" style:font-size-complex="12pt" style:font-weight-complex="bold"/>
    </style:style>
    <style:style style:name="T8" style:family="text">
      <style:text-properties fo:color="#222222" style:font-name="Liberation Serif" fo:font-size="12pt" fo:language="en" fo:country="US" style:font-size-asian="12pt" style:font-size-complex="12pt" style:font-weight-complex="bold"/>
    </style:style>
    <style:style style:name="T9" style:family="text">
      <style:text-properties fo:color="#ff0000" style:font-name="Liberation Serif" fo:font-size="12pt" fo:language="en" fo:country="US" fo:font-weight="bold" style:font-size-asian="12pt" style:font-weight-asian="bold" style:font-size-complex="12pt" style:font-weight-complex="bold"/>
    </style:style>
    <style:style style:name="T10" style:family="text">
      <style:text-properties style:font-name="Liberation Serif" fo:font-size="12pt" fo:language="en" fo:country="US" fo:font-weight="bold" style:font-size-asian="12pt" style:font-weight-asian="bold" style:font-size-complex="12pt" style:font-weight-complex="bold"/>
    </style:style>
    <style:style style:name="T11" style:family="text">
      <style:text-properties officeooo:rsid="00285059"/>
    </style:style>
    <style:style style:name="T12" style:family="text">
      <style:text-properties style:font-weight-complex="bold"/>
    </style:style>
    <style:style style:name="T13" style:family="text">
      <style:text-properties officeooo:rsid="002d194b"/>
    </style:style>
    <style:style style:name="T14" style:family="text">
      <style:text-properties officeooo:rsid="002d36f0"/>
    </style:style>
    <style:style style:name="T15" style:family="text">
      <style:text-properties officeooo:rsid="002f9bb9"/>
    </style:style>
    <style:style style:name="T16" style:family="text">
      <style:text-properties officeooo:rsid="003afc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ar Editor:</text:p>
      <text:p text:style-name="P4"/>
      <text:p text:style-name="Standard"><text:span text:style-name="Default_20_Paragraph_20_Font"><text:span text:style-name="T2">Attached is the revised version of our paper “</text:span></text:span><text:span text:style-name="Default_20_Paragraph_20_Font"><text:span text:style-name="T3">Differential Evolution with Enhanced Diversity Maintenance</text:span></text:span><text:span text:style-name="Default_20_Paragraph_20_Font"><text:span text:style-name="T2">” (manuscript number: </text:span></text:span><text:span text:style-name="Default_20_Paragraph_20_Font"><text:span text:style-name="T3">#OPT-D-18-00</text:span></text:span><text:span text:style-name="Default_20_Paragraph_20_Font"><text:span text:style-name="T4">396</text:span></text:span><text:span text:style-name="Default_20_Paragraph_20_Font"><text:span text:style-name="T2">).</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33">Reviewer 1</text:p>
      <text:p text:style-name="P9"/>
      <text:p text:style-name="P1"><text:span text:style-name="Default_20_Paragraph_20_Font"><text:span text:style-name="T8">This paper concerns a variant of differential evolution with enhanced diversity maintenance. The method has been well described, in proper context of the current literature. </text:span></text:span></text:p>
      <text:p text:style-name="P1"><text:span text:style-name="Default_20_Paragraph_20_Font"><text:span text:style-name="T8">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It's not quite clear to what extent the idea is new, how the proposed approach is from other methods of enhancing diversity in population?</text:span></text:span></text:p>
      <text:p text:style-name="P1"><text:span text:style-name="Default_20_Paragraph_20_Font"><text:span text:style-name="T8"/></text:span></text:p>
      <text:p text:style-name="P9"/>
      <text:p text:style-name="P1"><text:span text:style-name="Default_20_Paragraph_20_Font"><text:span text:style-name="T7"><text:tab/></text:span></text:span><text:span text:style-name="Default_20_Paragraph_20_Font"><text:span text:style-name="T2">Response 1</text:span></text:span></text:p>
      <text:p text:style-name="P5"/>
      <text:p text:style-name="P12"><text:span text:style-name="Default_20_Paragraph_20_Font"><text:span text:style-name="T4">Holding...</text:span></text:span><text:span text:style-name="Default_20_Paragraph_20_Font"><text:span text:style-name="T2">.</text:span></text:span></text:p>
      <text:p text:style-name="P14"/>
      <text:p text:style-name="P11">Notation in Eq.(4) is a bit confusing. Is d in the the (b^d-a^d) a power or what? If not, use a proper notation. If it's a power, what is the mathematical reason for this?</text:p>
      <text:p text:style-name="P9"/>
      <text:p text:style-name="P13">Response 2</text:p>
      <text:p text:style-name="P13"/>
      <text:p text:style-name="P13">...</text:p>
      <text:p text:style-name="P14"><text:line-break/></text:p>
      <text:p text:style-name="P10"/>
      <text:p text:style-name="P11">Fig. 2, there seems to have some significant differences between CEC2016 and CEC17 rates. What is the reason?</text:p>
      <text:p text:style-name="P9"/>
      <text:p text:style-name="P2"><text:span text:style-name="Default_20_Paragraph_20_Font"><text:span text:style-name="T8"><text:tab/></text:span></text:span></text:p>
      <text:p text:style-name="P2"><text:span text:style-name="Default_20_Paragraph_20_Font"><text:span text:style-name="T9"><text:tab/></text:span></text:span><text:span text:style-name="Default_20_Paragraph_20_Font"><text:span text:style-name="T2">Response 3</text:span></text:span></text:p>
      <text:p text:style-name="P5"/>
      <text:p text:style-name="P12"><text:span text:style-name="Default_20_Paragraph_20_Font"><text:span text:style-name="T2">....</text:span></text:span></text:p>
      <text:p text:style-name="P1"><text:span text:style-name="Default_20_Paragraph_20_Font"><text:span text:style-name="T8"><text:s text:c="2"/></text:span></text:span><text:span text:style-name="Default_20_Paragraph_20_Font"><text:span text:style-name="T10"><text:line-break/><text:line-break/></text:span></text:span></text:p>
      <text:p text:style-name="P16">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superceded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13">Response 1</text:p>
      <text:p text:style-name="P13"/>
      <text:p text:style-name="P13">...</text:p>
      <text:p text:style-name="P9"/>
      <text:p text:style-name="P11"/>
      <text:p text:style-name="P1"><text:span text:style-name="Default_20_Paragraph_20_Font"><text:span text:style-name="T8">Can the population of DE contain identical vectors? If so, the population should be refered to as a multi-set rather than a set (page 3, line 19).</text:span></text:span></text:p>
      <text:p text:style-name="P7"/>
      <text:p text:style-name="P13">Response 2</text:p>
      <text:p text:style-name="P26">Effectively, a population of DE could contain identical vectors, even though each target vector is mutated th<text:span text:style-name="T16">r</text:span>ough a lineal combination <text:span text:style-name="T16">of others two,</text:span> it <text:span text:style-name="T16">does not have </text:span>a constraint to avoid identical vectors, therefore <text:span text:style-name="T16">term </text:span>“<text:span text:style-name="T16">set” is changed to “multi-set” </text:span>in the manuscript. <text:s/></text:p>
      <text:p text:style-name="P9"><text:line-break/><text:line-break/></text:p>
      <text:p text:style-name="P11">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13">Response 3</text:p>
      <text:p text:style-name="P13"/>
      <text:p text:style-name="P30"><text:span text:style-name="Default_20_Paragraph_20_Font"><text:span text:style-name="T6">This observation has been corrected in the manuscript.</text:span></text:span></text:p>
      <text:p text:style-name="P14"/>
      <text:p text:style-name="P9"><text:line-break/></text:p>
      <text:p text:style-name="P11">In expression (1), the symbols r1, r2 and r3 should be converted to r_1, r_2 and r_3 <text:s/>(with numbers in subscripts).</text:p>
      <text:p text:style-name="P9"/>
      <text:p text:style-name="P13">Response <text:span text:style-name="T11">4</text:span></text:p>
      <text:p text:style-name="P13"/>
      <text:p text:style-name="P27">This observation has been corrected in the manuscript.</text:p>
      <text:p text:style-name="P14"/>
      <text:p text:style-name="P1"><text:soft-page-break/></text:p>
      <text:p text:style-name="P1"/>
      <text:p text:style-name="P11">Which norm is meant in line 47 of page 4?</text:p>
      <text:p text:style-name="P9"/>
      <text:p text:style-name="P13">Response <text:span text:style-name="T11">5</text:span></text:p>
      <text:p text:style-name="P32"><text:span text:style-name="Default_20_Paragraph_20_Font"><text:span text:style-name="T1">..</text:span></text:span></text:p>
      <text:p text:style-name="P9"/>
      <text:p text:style-name="P23"><text:span text:style-name="Default_20_Paragraph_20_Font"><text:span text:style-name="T12">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2"><text:tab/>Response </text:span></text:span><text:span text:style-name="Default_20_Paragraph_20_Font"><text:span text:style-name="T5">6</text:span></text:span></text:p>
      <text:p text:style-name="P5"/>
      <text:p text:style-name="P15"><text:span text:style-name="Default_20_Paragraph_20_Font"><text:span text:style-name="T2">...</text:span></text:span></text:p>
      <text:p text:style-name="P3"/>
      <text:p text:style-name="P3"/>
      <text:p text:style-name="P23"><text:span text:style-name="Default_20_Paragraph_20_Font"><text:span text:style-name="T12">The set Elite is not properly commented in Algorithm 2 and in the text describing it.</text:span></text:span></text:p>
      <text:p text:style-name="P9"/>
      <text:p text:style-name="P13">Response <text:span text:style-name="T13">7</text:span></text:p>
      <text:p text:style-name="P13"/>
      <text:p text:style-name="P12"><text:span text:style-name="Default_20_Paragraph_20_Font"><text:span text:style-name="T2">…</text:span></text:span></text:p>
      <text:p text:style-name="P12"><text:span text:style-name="Default_20_Paragraph_20_Font"><text:span text:style-name="T2"/></text:span></text:p>
      <text:p text:style-name="P24"><text:span text:style-name="Default_20_Paragraph_20_Font"><text:span text:style-name="T12">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9"/>
      <text:p text:style-name="P25">Response <text:span text:style-name="T14">8</text:span></text:p>
      <text:p text:style-name="P25"/>
      <text:p text:style-name="P29"><text:span text:style-name="Default_20_Paragraph_20_Font"><text:span text:style-name="T2">…</text:span></text:span></text:p>
      <text:p text:style-name="P24"><text:span text:style-name="Default_20_Paragraph_20_Font"><text:span text:style-name="T12">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9"/>
      <text:p text:style-name="P25">Response <text:span text:style-name="T15">9</text:span></text:p>
      <text:p text:style-name="P25"/>
      <text:p text:style-name="P29"><text:span text:style-name="Default_20_Paragraph_20_Font"><text:span text:style-name="T2">…</text:span></text:span></text:p>
      <text:p text:style-name="P24"><text:span text:style-name="Default_20_Paragraph_20_Font"><text:span text:style-name="T12">The phrase "In fact it attained the third and second places in CEC 2016 and CEC 2017 respectively." (top of page 13) seems to contradict the fact that in Tables 1 and 2 the proposed modification of DE is the best method. </text:span></text:span></text:p>
      <text:p text:style-name="P19"/>
      <text:p text:style-name="P25">Response <text:span text:style-name="T15">10</text:span></text:p>
      <text:p text:style-name="P25"/>
      <text:p text:style-name="P29"><text:soft-page-break/><text:span text:style-name="Default_20_Paragraph_20_Fon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initial-creator>Carlos </meta:initial-creator>
    <meta:creation-date>2014-06-06T17:21:00Z</meta:creation-date>
    <dc:date>2019-02-26T19:28:25.823747919</dc:date>
    <meta:editing-cycles>65</meta:editing-cycles>
    <meta:editing-duration>PT13H44M21S</meta:editing-duration>
    <meta:document-statistic meta:table-count="0" meta:image-count="0" meta:object-count="0" meta:page-count="5" meta:paragraph-count="57" meta:word-count="951" meta:character-count="5596" meta:non-whitespace-character-count="4673"/>
    <meta:template xlink:type="simple" xlink:actuate="onRequest" xlink:title="" xlink:href="Normal"/>
  </office:meta>
</office:document-meta>
</file>